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frastructureAdvisorAutoProxyCreator.isEligibleAdvisorBean( String bean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frastructureAdvisorAutoProxyCreator.initBeanFactory( ConfigurableListable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